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00cc33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4];[.K16];[.K36])" office:value-type="float" office:value="120000">
            <text:p>1200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H61];[.H90])" office:value-type="float" office:value="98699.7076023392">
            <text:p>98699.7076023392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21300.2923976608">
            <text:p>21300.2923976608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8200">
            <text:p>8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8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8" office:value-type="float" office:value="3700">
            <text:p>3700</text:p>
          </table:table-cell>
          <table:table-cell table:number-columns-repeated="2"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</table:table-row>
        <table:table-row table:style-name="ro12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8"/>
          <table:table-cell table:style-name="Default"/>
          <table:table-cell table:style-name="ce23" office:value-type="float" office:value="13900">
            <text:p>139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08.70509607352">
            <text:p>2208.705096073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08.70509607352">
            <text:p>2208.705096073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3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9" office:value-type="float" office:value="694.736842105263">
            <text:p>694.736842105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694.736842105263">
            <text:p>694.7368421053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3:.F53])" office:value-type="float" office:value="2208.70509607352">
            <text:p>2208.705096073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4:.H60])" office:value-type="float" office:value="42699.7076023392">
            <text:p>42699.7076023392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/>
          <table:table-cell table:style-name="ce2" table:formula="of:=SUM([.B63:.F63])" office:value-type="float" office:value="20800">
            <text:p>20800</text:p>
          </table:table-cell>
          <table:table-cell table:formula="of:=SUM([.B82:.F82])" office:value-type="float" office:value="1165.78947368421">
            <text:p>1165.7894736842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758.646616541353">
            <text:p>758.6466165414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B82:.F82])" office:value-type="float" office:value="1165.78947368421">
            <text:p>1165.7894736842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table:number-columns-repeated="3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table:number-columns-repeated="3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D82])" office:value-type="float" office:value="342.857142857143">
            <text:p>342.8571428571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5"/>
          <table:table-cell table:formula="of:=SUM([.C82:.F82])" office:value-type="float" office:value="758.646616541353">
            <text:p>758.6466165414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758.646616541353">
            <text:p>758.6466165414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3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8" office:value-type="float" office:value="0">
            <text:p>0</text:p>
          </table:table-cell>
          <table:table-cell table:formula="of:=[.F63]/21" office:value-type="float" office:value="0">
            <text:p>0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82])" office:value-type="float" office:value="342.857142857143">
            <text:p>342.8571428571</text:p>
          </table:table-cell>
          <table:table-cell table:style-name="ce4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2:.F82])" office:value-type="float" office:value="1165.78947368421">
            <text:p>1165.7894736842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2:.F82])" office:value-type="float" office:value="758.646616541353">
            <text:p>758.6466165414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3:.H89])" office:value-type="float" office:value="20800">
            <text:p>20800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3">03/23/2016</text:date>, <text:time>11:1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23T11:18:01</dc:date>
    <meta:editing-duration>P5DT16H52M</meta:editing-duration>
    <meta:editing-cycles>2086</meta:editing-cycles>
    <meta:generator>OpenOffice/4.1.1$Unix OpenOffice.org_project/411m6$Build-9775</meta:generator>
    <dc:creator>Hasmik Dabaghyan</dc:creator>
    <meta:document-statistic meta:table-count="12" meta:cell-count="5043" meta:object-count="0"/>
  </office:meta>
</office:document-meta>
</file>